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4aa4a" officeooo:paragraph-rsid="0014aa4a"/>
    </style:style>
    <style:style style:name="P4" style:family="paragraph" style:parent-style-name="Standard">
      <style:text-properties officeooo:rsid="0016796b" officeooo:paragraph-rsid="001679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6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7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c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PRS2 – <text:span text:style-name="T4">NOx</text:span> senzor<text:note text:id="ftn0" text:note-class="endnote"><text:note-citation>i</text:note-citation><text:note-body><text:p text:style-name="Endnote"/></text:note-body></text:note></text:p>
      <text:p text:style-name="P5"/>
      <text:p text:style-name="P1"/>
      <text:p text:style-name="P1">- problem: potencijalni nedostatak NOx senzora u Draeger FG7500</text:p>
      <text:p text:style-name="P1"/>
      <text:p text:style-name="P7">Zadatak:</text:p>
      <text:p text:style-name="P7"/>
      <text:p text:style-name="P3">- merenje <text:span text:style-name="T2">NO</text:span></text:p>
      <text:p text:style-name="P1">- <text:span text:style-name="T2">senzor sa CAN-om</text:span></text:p>
      <text:p text:style-name="P1"/>
      <text:p text:style-name="P6">Kljucne reci:</text:p>
      <text:p text:style-name="P4">-draeger cell replacement parts</text:p>
      <text:p text:style-name="P4">-aliexpress draeger o2 senzori</text:p>
      <text:p text:style-name="P4"/>
      <text:p text:style-name="P6">Linkovi:</text:p>
      <text:p text:style-name="P4"/>
      <text:p text:style-name="P2">- <text:span text:style-name="T1">razlika: set &amp; set NO (pretposlednja strana):</text:span></text:p>
      <text:p text:style-name="P2">https://draeger-msi.de/fileadmin/user_upload/draeger-files/pdf/abgasmessgeraete/fg7500/fg7500-pi-10158-en.pdf</text:p>
      <text:p text:style-name="P4"/>
      <text:p text:style-name="P4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3T13:06:43.770748543</meta:creation-date>
    <dc:date>2024-06-03T13:27:55.908112518</dc:date>
    <meta:editing-duration>PT11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46" meta:character-count="527" meta:non-whitespace-character-count="497"/>
  </office:meta>
</office:document-meta>
</file>